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Bitstream Vera Sans Mono" svg:font-family="'Bitstream Vera Sans Mono'" style:font-adornments="Regular" style:font-family-generic="modern" style:font-pitch="variable"/>
    <style:font-face style:name="Yu Gothic UI Semibold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2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3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179cm" fo:min-width="13.788cm" loext:glow-transparency="1%"/>
    </style:style>
    <style:style style:name="gr3" style:family="graphic" style:parent-style-name="standard">
      <style:graphic-properties draw:fill-color="#112516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878cm" fo:min-width="13.788cm" loext:glow-transparency="1%"/>
    </style:style>
    <style:style style:name="gr7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4.512cm" fo:min-width="14.74cm" loext:glow-transparency="1%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.385cm" fo:min-width="5.85cm" loext:glow-transparency="1%"/>
      <style:paragraph-properties style:writing-mode="lr-tb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703cm" fo:min-width="12.835cm" loext:glow-transparency="1%"/>
      <style:paragraph-properties style:writing-mode="lr-tb"/>
    </style:style>
    <style:style style:name="gr11" style:family="graphic" style:parent-style-name="standard">
      <style:graphic-properties svg:stroke-color="#ffff00" svg:stroke-opacity="70%" draw:fill="none" draw:fill-color="#eeeeee" draw:opacity="100%" draw:textarea-horizontal-align="justify" draw:textarea-vertical-align="middle" draw:auto-grow-height="false" fo:min-height="2.773cm" fo:min-width="13.47cm" loext:glow-transparency="1%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702cm" fo:min-width="1.405cm" loext:glow-transparency="1%"/>
      <style:paragraph-properties style:writing-mode="lr-tb"/>
    </style:style>
    <style:style style:name="gr13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5.147cm" fo:min-width="14.74cm" loext:glow-transparency="1%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5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6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7" style:family="graphic" style:parent-style-name="standard">
      <style:graphic-properties draw:fill-color="#112516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20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1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5.084cm" fo:min-width="13.788cm" loext:glow-transparency="1%"/>
    </style:style>
    <style:style style:name="gr22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406cm" draw:shadow="hidden" draw:shadow-offset-x="0cm" draw:shadow-offset-y="0.035cm" loext:glow-transparency="1%"/>
      <style:paragraph-properties style:writing-mode="lr-tb"/>
    </style:style>
    <style:style style:name="gr23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4" style:family="graphic" style:parent-style-name="standard">
      <style:graphic-properties draw:fill-color="#112516" draw:textarea-horizontal-align="justify" draw:textarea-vertical-align="middle" draw:auto-grow-height="false" fo:min-height="0.283cm" fo:min-width="12.2cm" draw:shadow="visible" draw:shadow-offset-x="0cm" draw:shadow-offset-y="0.035cm" loext:glow-transparency="1%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112516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-color="#666666"/>
      <style:paragraph-properties fo:text-align="start" style:writing-mode="lr-tb"/>
      <style:text-properties fo:font-size="12pt"/>
    </style:style>
    <style:style style:name="P9" style:family="paragraph">
      <loext:graphic-properties draw:fill-color="#b2b2b2"/>
      <style:paragraph-properties fo:text-align="start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11" style:family="paragraph">
      <loext:graphic-properties draw:fill-color="#b2b2b2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8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-items" svg:width="14.288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398cm" svg:height="0.634cm" svg:x="10.842cm" svg:y="1.635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-items" svg:width="14.288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phonenumber" svg:width="15.24cm" svg:height="4.762cm" svg:x="2.587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phonenumber" svg:width="6.35cm" svg:height="0.635cm" svg:x="3.857cm" svg:y="14.652cm">
          <text:p text:style-name="P3"><text:span text:style-name="T1">F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phonenumber" svg:width="6.35cm" svg:height="0.952cm" svg:x="10.842cm" svg:y="14.653cm">
          <text:p text:style-name="P3"><text:span text:style-name="T1">[2021-11-08 23:4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phonenumber" svg:width="13.335cm" svg:height="0.953cm" svg:x="3.857cm" svg:y="16.239cm">
          <text:p text:style-name="P3"><text:span text:style-name="T1">888 727 1232 #2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phonenumber" svg:width="13.97cm" svg:height="3.023cm" svg:x="2.587cm" svg:y="9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phonenumber" svg:width="1.905cm" svg:height="0.952cm" svg:x="8.62cm" svg:y="17.828cm">
          <text:p text:style-name="P3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phonenumber" svg:width="15.24cm" svg:height="5.397cm" svg:x="2.587cm" svg:y="1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phonenumber" svg:width="6.35cm" svg:height="0.952cm" svg:x="3.857cm" svg:y="19.732cm">
          <text:p text:style-name="P3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phonenumber" svg:width="6.35cm" svg:height="0.952cm" svg:x="10.842cm" svg:y="19.733cm">
          <text:p text:style-name="P10"><text:span text:style-name="T1">[2021-11-08 23:5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phonenumber" svg:width="13.335cm" svg:height="0.953cm" svg:x="3.857cm" svg:y="21.319cm">
          <text:p text:style-name="P3"><text:span text:style-name="T1">lambda@gnu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phonenumber" svg:width="13.97cm" svg:height="3.023cm" svg:x="3.54cm" svg:y="19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phonenumber" svg:width="1.905cm" svg:height="0.952cm" svg:x="8.62cm" svg:y="23.225cm">
          <text:p text:style-name="P3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address" svg:width="15.24cm" svg:height="5.397cm" svg:x="2.587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address" svg:width="6.35cm" svg:height="0.952cm" svg:x="3.857cm" svg:y="25.447cm">
          <text:p text:style-name="P3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address" svg:width="6.35cm" svg:height="0.952cm" svg:x="10.842cm" svg:y="25.448cm">
          <text:p text:style-name="P10"><text:span text:style-name="T1">[2021-11-08 23:5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address" svg:width="13.335cm" svg:height="0.953cm" svg:x="3.857cm" svg:y="27.034cm">
          <text:p text:style-name="P3"><text:span text:style-name="T1">8281 W 38th Street P New York, New Y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address" svg:width="13.97cm" svg:height="3.023cm" svg:x="3.54cm" svg:y="25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address" svg:width="1.905cm" svg:height="0.952cm" svg:x="8.62cm" svg:y="28.94cm">
          <text:p text:style-name="P3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name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9" draw:text-style-name="P14" draw:layer="name" svg:width="0.559cm" svg:height="0.533cm" svg:x="2.626cm" svg:y="6.334cm">
          <text:p text:style-name="P13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name" svg:width="0.559cm" svg:height="0.533cm" svg:x="2.626cm" svg:y="6.334cm">
          <text:p text:style-name="P13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name" svg:width="0.559cm" svg:height="0.533cm" svg:x="2.626cm" svg:y="6.334cm">
          <text:p text:style-name="P1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name" svg:width="0.559cm" svg:height="0.533cm" svg:x="2.626cm" svg:y="7.604cm">
          <text:p text:style-name="P15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name" svg:width="0.559cm" svg:height="0.533cm" svg:x="2.626cm" svg:y="8.239cm">
          <text:p text:style-name="P15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name" svg:width="0.559cm" svg:height="0.533cm" svg:x="2.626cm" svg:y="6.969cm">
          <text:p text:style-name="P1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name" svg:width="5.398cm" svg:height="0.634cm" svg:x="4.81cm" svg:y="5.699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name" svg:width="0.559cm" svg:height="0.533cm" svg:x="2.663cm" svg:y="9.255cm">
          <text:p text:style-name="P15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card-flex-items" svg:width="14.288cm" svg:height="5.334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card-flex-items" svg:width="0.559cm" svg:height="0.533cm" svg:x="2.626cm" svg:y="5.699cm">
          <text:p text:style-name="P15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card-flex-items" svg:width="1.906cm" svg:height="0.635cm" svg:x="3.032cm" svg:y="5.635cm">
          <text:p text:style-name="P17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card-flex-items" svg:width="1.906cm" svg:height="0.635cm" svg:x="3.032cm" svg:y="5.635cm">
          <text:p text:style-name="P17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card-flex-items" svg:width="1.906cm" svg:height="0.635cm" svg:x="3.032cm" svg:y="5.635cm">
          <text:p text:style-name="P17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5.398cm" svg:height="0.634cm" svg:x="4.81cm" svg:y="9.255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phonenumber" svg:width="12.7cm" svg:height="0.533cm" svg:x="3.54cm" svg:y="9.992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phonenumber" svg:width="0.559cm" svg:height="0.533cm" svg:x="2.663cm" svg:y="9.992cm">
          <text:p text:style-name="P1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phonenumber" svg:width="12.7cm" svg:height="0.533cm" svg:x="3.585cm" svg:y="10.759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phonenumber" svg:width="0.559cm" svg:height="0.533cm" svg:x="2.708cm" svg:y="10.759cm">
          <text:p text:style-name="P1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Bitstream Vera Sans Mono" svg:font-family="'Bitstream Vera Sans Mono'" style:font-adornments="Regular" style:font-family-generic="modern" style:font-pitch="variable"/>
    <style:font-face style:name="Yu Gothic UI Semibold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2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3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3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card-flex-items" draw:protected="true"/>
      <draw:layer draw:name="photos"/>
      <draw:layer draw:name="name"/>
      <draw:layer draw:name="phonenumber"/>
      <draw:layer draw:name="email"/>
      <draw:layer draw:name="addres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09T20:56:15.831000000</dc:date>
    <meta:editing-duration>PT2H43M45S</meta:editing-duration>
    <meta:editing-cycles>188</meta:editing-cycles>
    <meta:generator>LibreOffice/7.1.4.2$Windows_X86_64 LibreOffice_project/a529a4fab45b75fefc5b6226684193eb000654f6</meta:generator>
    <meta:document-statistic meta:object-count="46"/>
  </office:meta>
</office:document-meta>
</file>